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*pi/102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2]*[.C2]-PI()" office:value-type="float" office:value="-3.14159265358979" calcext:value-type="float">
            <text:p>-3.1415926536</text:p>
          </table:table-cell>
          <table:table-cell table:formula="of:=[.B2]*[.C2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3]*[.C3]-PI()" office:value-type="float" office:value="-3.14159265358979" calcext:value-type="float">
            <text:p>-3.1415926536</text:p>
          </table:table-cell>
          <table:table-cell table:formula="of:=[.B3]*[.C3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4]*[.C4]-PI()" office:value-type="float" office:value="-2.03712648631213" calcext:value-type="float">
            <text:p>-2.0371264863</text:p>
          </table:table-cell>
          <table:table-cell table:formula="of:=[.B4]*[.C4]-PI()" office:value-type="float" office:value="1.88986433067511" calcext:value-type="float">
            <text:p>1.8898643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0" calcext:value-type="float">
            <text:p>83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5]*[.C5]-PI()" office:value-type="float" office:value="-1.91440802328128" calcext:value-type="float">
            <text:p>-1.9144080233</text:p>
          </table:table-cell>
          <table:table-cell table:formula="of:=[.B5]*[.C5]-PI()" office:value-type="float" office:value="1.95122356219054" calcext:value-type="float">
            <text:p>1.95122356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0" calcext:value-type="float">
            <text:p>86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6]*[.C6]-PI()" office:value-type="float" office:value="-2.12916533358527" calcext:value-type="float">
            <text:p>-2.1291653336</text:p>
          </table:table-cell>
          <table:table-cell table:formula="of:=[.B6]*[.C6]-PI()" office:value-type="float" office:value="2.13530125673681" calcext:value-type="float">
            <text:p>2.1353012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0" calcext:value-type="float">
            <text:p>8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7]*[.C7]-PI()" office:value-type="float" office:value="-2.09848571782756" calcext:value-type="float">
            <text:p>-2.0984857178</text:p>
          </table:table-cell>
          <table:table-cell table:formula="of:=[.B7]*[.C7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8]*[.C8]-PI()" office:value-type="float" office:value="-3.14159265358979" calcext:value-type="float">
            <text:p>-3.1415926536</text:p>
          </table:table-cell>
          <table:table-cell table:formula="of:=[.B8]*[.C8]-PI()" office:value-type="float" office:value="-0.380427235395639" calcext:value-type="float">
            <text:p>-0.38042723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23" calcext:value-type="float">
            <text:p>1023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9]*[.C9]-PI()" office:value-type="float" office:value="-0.319068003880213" calcext:value-type="float">
            <text:p>-0.3190680039</text:p>
          </table:table-cell>
          <table:table-cell table:formula="of:=[.B9]*[.C9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0" calcext:value-type="float">
            <text:p>67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0]*[.C10]-PI()" office:value-type="float" office:value="-1.4848934026733" calcext:value-type="float">
            <text:p>-1.4848934027</text:p>
          </table:table-cell>
          <table:table-cell table:formula="of:=[.B10]*[.C10]-PI()" office:value-type="float" office:value="0.969475857943725" calcext:value-type="float">
            <text:p>0.96947585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1]*[.C11]-PI()" office:value-type="float" office:value="-0.994019550549896" calcext:value-type="float">
            <text:p>-0.9940195505</text:p>
          </table:table-cell>
          <table:table-cell table:formula="of:=[.B11]*[.C11]-PI()" office:value-type="float" office:value="1.46034971006713" calcext:value-type="float">
            <text:p>1.46034971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2]*[.C12]-PI()" office:value-type="float" office:value="-2.71207803298181" calcext:value-type="float">
            <text:p>-2.712078033</text:p>
          </table:table-cell>
          <table:table-cell table:formula="of:=[.B12]*[.C12]-PI()" office:value-type="float" office:value="-0.257708772364788" calcext:value-type="float">
            <text:p>-0.25770877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50" calcext:value-type="float">
            <text:p>9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3]*[.C13]-PI()" office:value-type="float" office:value="-0.564504929941916" calcext:value-type="float">
            <text:p>-0.5645049299</text:p>
          </table:table-cell>
          <table:table-cell table:formula="of:=[.B13]*[.C13]-PI()" office:value-type="float" office:value="2.68753434037564" calcext:value-type="float">
            <text:p>2.6875343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4]*[.C14]-PI()" office:value-type="float" office:value="0.0490873852123404" calcext:value-type="float">
            <text:p>0.0490873852</text:p>
          </table:table-cell>
          <table:table-cell table:formula="of:=[.B14]*[.C14]-PI()" office:value-type="float" office:value="-2.52800033843554" calcext:value-type="float">
            <text:p>-2.5280003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5]*[.C15]-PI()" office:value-type="float" office:value="-0.073631077818511" calcext:value-type="float">
            <text:p>-0.0736310778</text:p>
          </table:table-cell>
          <table:table-cell table:formula="of:=[.B15]*[.C15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50" calcext:value-type="float">
            <text:p>85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6]*[.C16]-PI()" office:value-type="float" office:value="-0.50314569842649" calcext:value-type="float">
            <text:p>-0.5031456984</text:p>
          </table:table-cell>
          <table:table-cell table:formula="of:=[.B16]*[.C16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0" calcext:value-type="float">
            <text:p>59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7]*[.C17]-PI()" office:value-type="float" office:value="-2.12916533358527" calcext:value-type="float">
            <text:p>-2.1291653336</text:p>
          </table:table-cell>
          <table:table-cell table:formula="of:=[.B17]*[.C17]-PI()" office:value-type="float" office:value="0.47860200582032" calcext:value-type="float">
            <text:p>0.47860200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40" calcext:value-type="float">
            <text:p>740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8]*[.C18]-PI()" office:value-type="float" office:value="-1.02469916630761" calcext:value-type="float">
            <text:p>-1.0246991663</text:p>
          </table:table-cell>
          <table:table-cell table:formula="of:=[.B18]*[.C18]-PI()" office:value-type="float" office:value="1.3989904785517" calcext:value-type="float">
            <text:p>1.39899047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[.A19]*[.C19]-PI()" office:value-type="float" office:value="-1.11673801358075" calcext:value-type="float">
            <text:p>-1.1167380136</text:p>
          </table:table-cell>
          <table:table-cell table:formula="of:=[.B19]*[.C19]-PI()" office:value-type="float" office:value="1.12287393673229" calcext:value-type="float">
            <text:p>1.1228739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20:34.541852695</meta:creation-date>
    <dc:date>2015-06-10T19:04:55.434272599</dc:date>
    <meta:editing-duration>PT1H32M25S</meta:editing-duration>
    <meta:editing-cycles>2</meta:editing-cycles>
    <meta:generator>LibreOffice/4.2.8.2$Linux_X86_64 LibreOffice_project/420m0$Build-2</meta:generator>
    <meta:document-statistic meta:table-count="1" meta:cell-count="95" meta:object-count="0"/>
  </office:meta>
</office:document-meta>
</file>